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1849205F409.png"/>
  <manifest:file-entry manifest:media-type="image/png" manifest:full-path="Pictures/10000201000002AF000002AF3EA39AA2.png"/>
  <manifest:file-entry manifest:media-type="image/png" manifest:full-path="Pictures/100002010000010700000107678409F6.png"/>
  <manifest:file-entry manifest:media-type="image/png" manifest:full-path="Pictures/10000201000000A3000000A302BB5F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color="#000000" fo:hyphenate="false"/>
    </style:style>
    <style:style style:name="P2" style:family="paragraph">
      <style:paragraph-properties style:font-independent-line-spacing="true"/>
      <style:text-properties fo:color="#000000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cm" fo:text-align="justify" fo:text-indent="0cm" style:punctuation-wrap="hanging" style:writing-mode="lr-tb"/>
      <style:text-properties fo:color="#000000" fo:font-size="40pt" style:font-size-asian="40pt" style:font-size-complex="40pt" fo:hyphenate="false"/>
    </style:style>
    <style:style style:name="P5" style:family="paragraph">
      <style:paragraph-properties fo:text-align="justify" style:font-independent-line-spacing="true"/>
      <style:text-properties fo:color="#000000" fo:font-size="40pt" style:font-size-asian="40pt" style:font-size-complex="40pt"/>
    </style:style>
    <style:style style:name="P6" style:family="paragraph">
      <style:paragraph-properties fo:margin-top="0cm" fo:margin-bottom="0cm" fo:text-align="start" style:punctuation-wrap="hanging" style:writing-mode="lr-tb"/>
      <style:text-properties fo:color="#111111" fo:hyphenate="false"/>
    </style:style>
    <style:style style:name="P7" style:family="paragraph">
      <style:paragraph-properties style:font-independent-line-spacing="true"/>
      <style:text-properties fo:color="#111111" fo:font-size="18pt"/>
    </style:style>
    <style:style style:name="P8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color="#000000" fo:font-size="40pt" style:font-size-asian="40pt" style:font-size-complex="40pt" fo:hyphenate="false"/>
    </style:style>
    <style:style style:name="P9" style:family="paragraph">
      <style:paragraph-properties style:font-independent-line-spacing="true"/>
      <style:text-properties fo:color="#000000" fo:font-size="40pt" style:font-size-asian="40pt" style:font-size-complex="40pt"/>
    </style:style>
    <style:style style:name="P10" style:family="paragraph">
      <style:paragraph-properties fo:margin-top="0cm" fo:margin-bottom="0cm" fo:text-align="center" style:punctuation-wrap="hanging" style:writing-mode="lr-tb"/>
      <style:text-properties fo:color="#000000" fo:hyphenate="false"/>
    </style:style>
    <style:style style:name="P11" style:family="paragraph">
      <style:paragraph-properties fo:text-align="center" style:font-independent-line-spacing="true"/>
      <style:text-properties fo:color="#000000" fo:font-size="18pt"/>
    </style:style>
    <style:style style:name="P1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000000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111111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Blog Billet simple pour L’Alaska</text:span></text:p>
          </draw:text-box>
        </draw:frame>
        <draw:frame draw:name="Sous-titre 2" presentation:style-name="pr2" draw:text-style-name="P3" draw:layer="layout" svg:width="24.515cm" svg:height="2.392cm" svg:x="3.208cm" svg:y="13.271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1"><text:span text:style-name="T1">Objectifs</text:span></text:p>
          </draw:text-box>
        </draw:frame>
        <draw:frame draw:name="Espace réservé du contenu 2" presentation:style-name="pr5" draw:text-style-name="P5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" text:id="id1" text:style-name="P4"><text:span text:style-name="T2">Créer un blog pour publier par épisode le roman « Billet simple pour l’Alaska »</text:span></text:p>
              </text:list-item>
            </text:list>
            <text:p text:style-name="P4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hier des charges" draw:style-name="dp1" draw:master-page-name="Standard_20_1" presentation:presentation-page-layout-name="AL2T11">
        <draw:frame draw:name="Titre 1" presentation:style-name="pr4" draw:text-style-name="P7" draw:layer="layout" svg:width="26.123cm" svg:height="3.889cm" svg:x="1.795cm" svg:y="1.258cm" presentation:class="title" presentation:user-transformed="true">
          <draw:text-box>
            <text:p text:style-name="P6"><text:span text:style-name="T3">Cahier des charges</text:span></text:p>
          </draw:text-box>
        </draw:frame>
        <draw:frame draw:name="Espace réservé du contenu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2" text:id="id2" text:style-name="P8"><text:span text:style-name="T2">Pas de Wordpress</text:span></text:p>
              </text:list-item>
              <text:list-item>
                <text:p xml:id="id3" text:id="id3" text:style-name="P8"><text:span text:style-name="T2">Créer un moteur de blog PHP MySQL avec :</text:span></text:p>
              </text:list-item>
            </text:list>
            <text:list text:style-name="L3">
              <text:list-item>
                <text:list>
                  <text:list-item>
                    <text:p xml:id="id4" text:id="id4" text:style-name="P8"><text:span text:style-name="T2">Interface frontend</text:span></text:p>
                  </text:list-item>
                  <text:list-item>
                    <text:p xml:id="id5" text:id="id5" text:style-name="P8"><text:span text:style-name="T2">Interface Backend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Frontend" draw:style-name="dp1" draw:master-page-name="Standard_20_1" presentation:presentation-page-layout-name="AL2T11">
        <draw:frame draw:name="Titre 1" presentation:style-name="pr4" draw:text-style-name="P11" draw:layer="layout" svg:width="26.123cm" svg:height="3.889cm" svg:x="1.795cm" svg:y="1.258cm" presentation:class="title" presentation:user-transformed="true">
          <draw:text-box>
            <text:p text:style-name="P10"><text:span text:style-name="T1">Interface Frontend</text:span></text:p>
          </draw:text-box>
        </draw:frame>
        <draw:frame draw:name="Espace réservé du contenu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6" text:id="id6" text:style-name="P8"><text:span text:style-name="T2">Elle permet :</text:span></text:p>
              </text:list-item>
            </text:list>
            <text:list text:style-name="L3">
              <text:list-item>
                <text:list>
                  <text:list-item>
                    <text:p xml:id="id7" text:id="id7" text:style-name="P8"><text:span text:style-name="T2">La lecture des billets</text:span></text:p>
                  </text:list-item>
                  <text:list-item>
                    <text:p xml:id="id8" text:id="id8" text:style-name="P8"><text:span text:style-name="T2">L’ajout de commentaires</text:span></text:p>
                  </text:list-item>
                  <text:list-item>
                    <text:p xml:id="id9" text:id="id9" text:style-name="P8"><text:span text:style-name="T2">La possibilité de signaler un commentaire (qui sera modéré dans l’interface backend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Backend" draw:style-name="dp1" draw:master-page-name="Standard_20_1" presentation:presentation-page-layout-name="AL2T11">
        <draw:frame draw:name="Titre 1" presentation:style-name="pr4" draw:text-style-name="P11" draw:layer="layout" svg:width="26.123cm" svg:height="3.889cm" svg:x="1.795cm" svg:y="1.258cm" presentation:class="title" presentation:user-transformed="true">
          <draw:text-box>
            <text:p text:style-name="P10"><text:span text:style-name="T1">Interface Backend</text:span></text:p>
          </draw:text-box>
        </draw:frame>
        <draw:frame draw:name="Espace réservé du contenu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list>
                  <text:list-item>
                    <text:p xml:id="id10" text:id="id10" text:style-name="P8"><text:span text:style-name="T2">protégée par mot de passe, elle permet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11" text:id="id11" text:style-name="P8"><text:span text:style-name="T2">Création de billets via tinyMCE</text:span></text:p>
                      </text:list-item>
                      <text:list-item>
                        <text:p xml:id="id12" text:id="id12" text:style-name="P8"><text:span text:style-name="T2">Lecture des billets</text:span></text:p>
                      </text:list-item>
                      <text:list-item>
                        <text:p xml:id="id13" text:id="id13" text:style-name="P8"><text:span text:style-name="T2">Mise à jour des billets via tinyMCE</text:span></text:p>
                      </text:list-item>
                      <text:list-item>
                        <text:p xml:id="id14" text:id="id14" text:style-name="P8"><text:span text:style-name="T2">Suppression des billet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aintes du projet&#9;" draw:style-name="dp1" draw:master-page-name="Standard_20_1" presentation:presentation-page-layout-name="AL2T11">
        <draw:frame draw:name="Titre 1" presentation:style-name="pr4" draw:text-style-name="P3" draw:layer="layout" svg:width="26.123cm" svg:height="3.889cm" svg:x="1.795cm" svg:y="1.258cm" presentation:class="title" presentation:user-transformed="true">
          <draw:text-box>
            <text:p text:style-name="P12"><text:span text:style-name="T4">Contraintes du projet</text:span><text:span text:style-name="T4"><text:tab/>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5" text:id="id15" text:style-name="P13"><text:span text:style-name="T5">Aucun framework PHP autorisé</text:span></text:p>
              </text:list-item>
              <text:list-item>
                <text:p xml:id="id16" text:id="id16" text:style-name="P13"><text:span text:style-name="T5">Code construit sur une architecture MVC</text:span></text:p>
              </text:list-item>
              <text:list-item>
                <text:p xml:id="id17" text:id="id17" text:style-name="P13"><text:span text:style-name="T5">Développer en Obje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roulement de la présentation" draw:style-name="dp1" draw:master-page-name="Standard_20_1" presentation:presentation-page-layout-name="AL2T11">
        <draw:frame draw:name="Titre 1" presentation:style-name="pr4" draw:text-style-name="P3" draw:layer="layout" svg:width="26.123cm" svg:height="3.889cm" svg:x="1.795cm" svg:y="1.258cm" presentation:class="title" presentation:user-transformed="true">
          <draw:text-box>
            <text:p text:style-name="P12"><text:span text:style-name="T4">Déroulement de la présentation</text:span></text:p>
          </draw:text-box>
        </draw:frame>
        <draw:frame draw:name="Espace réservé du contenu 2" presentation:style-name="pr5" draw:text-style-name="P3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p xml:id="id18" text:id="id18" text:style-name="P13"><text:span text:style-name="T5">Démonstration fonctionnelle du site </text:span></text:p>
              </text:list-item>
              <text:list-item>
                <text:p xml:id="id19" text:id="id19" text:style-name="P13"><text:span text:style-name="T5">visualisation du code sur github</text:span></text:p>
              </text:list-item>
              <text:list-item>
                <text:p xml:id="id20" text:id="id20" text:style-name="P13"><text:span text:style-name="T5">Visualisation de la BDD</text:span></text:p>
              </text:list-item>
              <text:list-item>
                <text:p xml:id="id21" text:id="id21" text:style-name="P13"><text:span text:style-name="T5">Visualisation du code dans éditeur de cod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ac96a" draw:end-color="#fac96a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8cm, 0cm, 0cm, 0cm)" draw:image-opacity="100%" style:mirror="none"/>
    </style:style>
    <style:style style:name="M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67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5a408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f5a408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f5a40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f5a40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f5a40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f5a408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f5a408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3EA39AA2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9205F409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4cm" svg:x="22.223cm" svg:y="0cm">
        <draw:image xlink:href="Pictures/100002010000010700000107678409F6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24cm" svg:x="23.914cm" svg:y="16.925cm">
        <draw:image xlink:href="Pictures/10000201000000A3000000A302BB5FC4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19-12-20">20/12/2019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3EA39AA2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9205F409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4cm" svg:x="22.223cm" svg:y="0cm">
        <draw:image xlink:href="Pictures/100002010000010700000107678409F6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24cm" svg:x="23.914cm" svg:y="16.925cm">
        <draw:image xlink:href="Pictures/10000201000000A3000000A302BB5FC4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19-12-20">20/12/2019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12-20T08:32:50.89</dc:date>
    <meta:generator>OpenOffice/4.1.5$Win32 OpenOffice.org_project/415m1$Build-9789</meta:generator>
    <meta:editing-duration>PT3M11S</meta:editing-duration>
    <meta:editing-cycles>1</meta:editing-cycles>
    <meta:document-statistic meta:object-count="72"/>
  </office:meta>
</office:document-meta>
</file>